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3.6cm" fo:min-width="13.35cm" fo:padding-top="0.15cm" fo:padding-bottom="0.15cm" fo:padding-left="0.275cm" fo:padding-right="0.275cm" fo:wrap-option="wrap"/>
    </style:style>
    <style:style style:name="gr5" style:family="graphic" style:parent-style-name="objectwithoutfill">
      <style:graphic-properties svg:stroke-width="0.05cm" svg:stroke-color="#000000" draw:marker-start-width="0.28cm" draw:marker-end="Linienspitzen_20_1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988cm" fo:min-width="9.294cm" fo:padding-top="0.14cm" fo:padding-bottom="0.14cm" fo:padding-left="0.265cm" fo:padding-right="0.265cm"/>
    </style:style>
    <style:style style:name="gr12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2§latex§$\beta$§svg§600§FALSE§</svg:desc>
          <draw:g>
            <draw:path draw:style-name="gr1" draw:text-style-name="P1" draw:layer="layout" svg:width="0.196cm" svg:height="0.333cm" svg:x="12.349cm" svg:y="11.072cm" svg:viewBox="0 0 197 334" svg:d="M0 0c66 0 131 0 197 0 0 111 0 223 0 334-66 0-131 0-197 0 0-111 0-223 0-334z">
              <text:p/>
            </draw:path>
            <draw:path draw:style-name="gr2" draw:text-style-name="P2" draw:layer="layout" svg:width="0.227cm" svg:height="0.376cm" svg:x="12.34cm" svg:y="11.05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<text:p/>
            </draw:path>
          </draw:g>
        </draw:g>
        <draw:path draw:style-name="gr3" draw:text-style-name="P3" draw:layer="layout" svg:width="0.537cm" svg:height="0.578cm" draw:transform="rotate (-0.426907535037813) translate (12.6881367302229cm 10.799562833599cm)" svg:viewBox="0 0 538 579" svg:d="M0 0c331 124 538 579 538 579">
          <text:p/>
        </draw:path>
        <draw:custom-shape draw:style-name="gr4" draw:text-style-name="P3" draw:layer="layout" svg:width="13.9cm" svg:height="13.9cm" svg:x="4.3cm" svg:y="4.65cm">
          <text:p/>
          <draw:enhanced-geometry draw:mirror-horizontal="true" draw:glue-point-type="segments" draw:type="mso-spt100" draw:modifiers="0.224336283177422 -179.8395413336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3" draw:layer="layout" svg:x1="11.245cm" svg:y1="11.574cm" svg:x2="17.385cm" svg:y2="8.034cm">
          <text:p/>
        </draw:line>
        <draw:line draw:style-name="gr3" draw:text-style-name="P3" draw:layer="layout" svg:x1="15.614cm" svg:y1="5.192cm" svg:x2="19.087cm" svg:y2="11.208cm">
          <text:p/>
        </draw:line>
        <draw:line draw:style-name="gr5" draw:text-style-name="P3" draw:layer="layout" svg:x1="11.26cm" svg:y1="4.474cm" svg:x2="11.26cm" svg:y2="0.913cm">
          <text:p/>
        </draw:line>
        <draw:g>
          <svg:title>TexMaths</svg:title>
          <svg:desc>12§latex§$\vec{\omega}_{E}$§svg§600§TRUE§</svg:desc>
          <draw:g>
            <draw:path draw:style-name="gr2" draw:text-style-name="P2" draw:layer="layout" svg:width="0.185cm" svg:height="0.083cm" svg:x="10.715cm" svg:y="2.446cm" svg:viewBox="0 0 186 84" svg:d="M148 50c-6 5-19 17-19 25 0 4 4 9 9 9 3 0 6-4 8-6 5-6 14-18 32-28 4-1 8-3 8-8s-3-6-6-9c-9-6-14-14-17-23-1-4-3-10-9-10s-8 6-8 10c0 1 4 14 10 23-47 0-95 0-142 0-7 0-14 0-14 9 0 8 7 8 14 8 45 0 90 0 134 0z">
              <text:p/>
            </draw:path>
            <draw:path draw:style-name="gr2" draw:text-style-name="P2" draw:layer="layout" svg:width="0.248cm" svg:height="0.189cm" svg:x="10.642cm" svg:y="2.559cm" svg:viewBox="0 0 249 190" svg:d="M249 30c0-19-7-30-17-30s-21 11-21 20c0 4 2 9 6 12 7 7 14 18 14 36 0 17-7 41-20 60-13 18-29 32-48 32-24 0-37-15-41-38 5-11 14-37 14-49 0-5-2-10-8-10-2 0-7 2-11 8-4 8-9 35-9 51-15 19-31 38-58 38s-36-25-36-48c0-52 42-96 42-101s-2-9-7-9c-6 0-8 5-11 10-21 30-38 80-38 118 0 29 10 60 44 60 30 0 51-20 65-44 4 25 20 44 47 44 32 0 52-25 68-57 9-21 25-77 25-103z">
              <text:p/>
            </draw:path>
            <draw:path draw:style-name="gr2" draw:text-style-name="P2" draw:layer="layout" svg:width="0.227cm" svg:height="0.199cm" svg:x="10.919cm" svg:y="2.608cm" svg:viewBox="0 0 228 200" svg:d="M213 131c3-3 2-3 3-4 0-3-2-5-6-5-1 0-2 0-3 1s-1 1-5 8c-19 43-34 58-82 58-17 0-33 0-49 0-10 0-10 0-10-3 0-1 0-2 1-7 7-26 13-52 19-77 12 0 23 0 34 0 23 0 26 3 26 13 0 3-1 8-2 13 0 2 0 2 0 3 1 2 0 4 5 4 3 0 4-1 4-6 6-21 12-43 17-64 1-4 1-3 1-4 0-4-2-5-4-5-5 0-5 1-6 9-8 22-16 26-41 26-10 0-21 0-31 0 6-24 12-47 18-71 2-8 2-9 15-9 16 0 32 0 48 0 39 0 48 8 48 34 0 8-1 16-1 18 0 3 1 5 5 5 5 0 5-2 6-8 1-17 3-34 4-50 2-10-1-10-8-10-54 0-108 0-162 0-6 0-9 0-9 7 0 4 3 4 9 4 5 0 6 0 11 1 6 0 7 1 7 4 0 2-1 4-1 6-13 51-25 102-38 154-4 10-4 13-26 13-6 0-10 0-10 6 0 5 4 5 10 5 55 0 111 0 166 0 7 0 7 0 10-6 9-21 18-42 27-63z">
              <text:p/>
            </draw:path>
          </draw:g>
        </draw:g>
        <draw:frame draw:style-name="gr6" draw:text-style-name="P4" draw:layer="layout" svg:width="0.75cm" svg:height="0.878cm" svg:x="10.4cm" svg:y="3.75cm">
          <draw:text-box>
            <text:p><text:span text:style-name="T1">N</text:span></text:p>
          </draw:text-box>
        </draw:frame>
        <draw:line draw:style-name="gr7" draw:text-style-name="P3" draw:layer="layout" svg:x1="11.25cm" svg:y1="12.2cm" svg:x2="11.25cm" svg:y2="4.7cm">
          <text:p/>
        </draw:line>
        <draw:g>
          <draw:line draw:style-name="gr5" draw:text-style-name="P3" draw:layer="layout" svg:x1="19.33cm" svg:y1="11.298cm" svg:x2="19.33cm" svg:y2="8.54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9.623cm" svg:y="9.76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9.44cm" svg:y="9.88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9.551cm" svg:y1="11.584cm" svg:x2="22.112cm" svg:y2="11.584cm">
            <text:p/>
          </draw:line>
          <draw:g>
            <draw:custom-shape draw:style-name="gr8" draw:text-style-name="P3" draw:layer="layout" svg:width="0.25cm" svg:height="0.25cm" svg:x="19.2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9.24cm" svg:y1="11.48cm" svg:x2="19.417cm" svg:y2="11.657cm">
              <text:p/>
            </draw:line>
            <draw:line draw:style-name="gr3" draw:text-style-name="P3" draw:layer="layout" svg:x1="19.24cm" svg:y1="11.657cm" svg:x2="19.417cm" svg:y2="11.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8.917cm" svg:y="11.57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8.84cm" svg:y="11.69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1.014cm" svg:y="11.67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0.941cm" svg:y="11.78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</draw:g>
        <draw:g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7.823cm" svg:y="5.996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7.64cm" svg:y="6.116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7.4cm" svg:y1="7.746cm" svg:x2="16.2cm" svg:y2="5.675cm">
            <text:p/>
          </draw:line>
          <draw:line draw:style-name="gr5" draw:text-style-name="P3" draw:layer="layout" svg:x1="17.529cm" svg:y1="7.713cm" svg:x2="17.529cm" svg:y2="4.955cm">
            <text:p/>
          </draw:line>
          <draw:line draw:style-name="gr5" draw:text-style-name="P3" draw:layer="layout" svg:x1="16.309cm" svg:y1="5.651cm" svg:x2="17.469cm" svg:y2="4.972cm">
            <text:p/>
          </draw:line>
          <draw:g>
            <svg:title>TexMaths</svg:title>
            <svg:desc>12§latex§$\vec{M}_{\parallel}$§svg§600§TRUE§</svg:desc>
            <draw:g>
              <draw:path draw:style-name="gr2" draw:text-style-name="P2" draw:layer="layout" svg:width="0.185cm" svg:height="0.083cm" svg:x="16.724cm" svg:y="5.598cm" svg:viewBox="0 0 186 84" svg:d="M149 50c-6 5-20 17-20 24 0 5 4 10 9 10 3 0 6-4 7-6 6-6 16-18 33-28 3-1 8-3 8-8s-3-7-6-8c-10-8-15-15-17-24-1-4-2-10-8-10s-9 6-9 8c0 3 3 16 10 26-47 0-95 0-142 0-7 0-14 0-14 8s7 8 14 8c45 0 90 0 135 0z">
                <text:p/>
              </draw:path>
              <draw:path draw:style-name="gr2" draw:text-style-name="P2" draw:layer="layout" svg:width="0.419cm" svg:height="0.285cm" svg:x="16.541cm" svg:y="5.718cm" svg:viewBox="0 0 420 286" svg:d="M371 32c4-15 5-19 36-19 10 0 13 0 13-9 0-4-3-4-10-4-19 0-38 0-57 0-10 0-10 0-15 7-51 80-102 160-154 240-11-79-22-158-33-237-1-10-1-10-13-10-19 0-39 0-58 0-7 0-12 0-12 7 0 6 4 6 12 6 6 0 13 0 18 0 7 1 10 3 10 7 0 2-1 3-3 9-17 71-35 142-52 213-5 17-12 30-46 32-2 0-7 0-7 8 0 3 2 4 6 4 13 0 28-1 42-1s29 1 43 1c2 0 7 0 7-8 0-4-5-4-7-4-24-1-29-9-29-19 0-2 0-5 1-9 20-77 39-153 58-229 12 86 25 173 37 260 0 6 1 9 6 9s7-3 10-7c56-88 112-177 169-266h1c-21 80-41 161-61 241-4 17-5 20-37 20-8 0-12 0-12 8 0 4 4 4 6 4 12 0 40-1 51-1 18 0 36 1 53 1 2 0 8 0 8-8 0-4-3-4-12-4-15 0-27 0-27-8 0-1 0-2 2-10 19-74 38-149 56-224z">
                <text:p/>
              </draw:path>
              <draw:path draw:style-name="gr2" draw:text-style-name="P2" draw:layer="layout" svg:width="0.078cm" svg:height="0.294cm" svg:x="16.977cm" svg:y="5.859cm" svg:viewBox="0 0 79 295" svg:d="M14 12c0-5 0-12-7-12s-7 8-7 13c0 90 0 179 0 269 0 6 0 13 7 13s7-7 7-11c0-91 0-181 0-272zM79 13c0-5 0-13-7-13s-7 7-7 12c0 91 0 181 0 272 0 4 0 11 7 11s7-7 7-13c0-90 0-179 0-269z">
                <text:p/>
              </draw:path>
            </draw:g>
          </draw:g>
          <draw:g>
            <svg:title>TexMaths</svg:title>
            <svg:desc>12§latex§$\vec{M}_{\perp}$§svg§600§TRUE§</svg:desc>
            <draw:g>
              <draw:path draw:style-name="gr2" draw:text-style-name="P2" draw:layer="layout" svg:width="0.185cm" svg:height="0.083cm" svg:x="16.525cm" svg:y="4.7cm" svg:viewBox="0 0 186 84" svg:d="M149 50c-6 5-20 17-20 25 0 4 4 9 9 9 3 0 6-4 8-6 5-6 15-18 32-28 4-1 8-3 8-8s-3-6-6-8c-9-6-13-15-17-24-1-4-2-10-8-10s-9 6-9 10c0 1 4 15 10 24-47 0-95 0-142 0-7 0-14 0-14 8s7 8 14 8c45 0 90 0 135 0z">
                <text:p/>
              </draw:path>
              <draw:path draw:style-name="gr2" draw:text-style-name="P2" draw:layer="layout" svg:width="0.419cm" svg:height="0.285cm" svg:x="16.342cm" svg:y="4.82cm" svg:viewBox="0 0 420 286" svg:d="M371 32c4-15 5-19 36-19 10 0 13 0 13-8 0-5-3-5-10-5-19 0-37 0-55 0-12 0-12 0-17 7-51 80-102 160-154 240-10-79-21-158-32-237-2-10-2-10-13-10-19 0-38 0-58 0-8 0-13 0-13 7 0 6 4 6 12 6 6 0 13 0 18 0 7 1 10 3 10 7 0 2 0 3-1 9-18 71-36 142-54 213-4 16-11 30-46 31-2 0-7 1-7 8 0 4 2 5 6 5 13 0 28-1 42-1s29 1 43 1c2 0 7 0 7-8 0-5-5-5-7-5-24 0-29-9-29-18 0-4 1-5 3-10 18-76 37-152 56-228h1c12 86 24 173 36 259 1 5 1 10 6 10s7-5 10-7c56-89 112-177 169-266h1c-20 80-40 161-60 241-5 16-6 19-38 19-8 0-12 0-12 8 0 5 4 5 6 5 12 0 40-1 52-1 17 0 35 1 53 1 2 0 7 0 7-8 0-5-3-5-12-5-15 0-26 0-26-7 0-2 0-3 1-10 19-75 38-149 56-224z">
                <text:p/>
              </draw:path>
              <draw:path draw:style-name="gr2" draw:text-style-name="P2" draw:layer="layout" svg:width="0.217cm" svg:height="0.204cm" svg:x="16.754cm" svg:y="4.964cm" svg:viewBox="0 0 218 205" svg:d="M116 12c0-5 0-12-7-12s-7 7-7 12c0 59 0 119 0 178-30 0-60 0-90 0-4 0-12 0-12 7 0 8 7 8 12 8 65 0 129 0 194 0 5 0 12 0 12-8 0-7-7-7-12-7-30 0-60 0-90 0 0-59 0-119 0-178z">
                <text:p/>
              </draw:path>
            </draw:g>
          </draw:g>
          <draw:g>
            <draw:custom-shape draw:style-name="gr8" draw:text-style-name="P3" draw:layer="layout" svg:width="0.25cm" svg:height="0.25cm" svg:x="17.408cm" svg:y="7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7.448cm" svg:y1="7.848cm" svg:x2="17.625cm" svg:y2="8.025cm">
              <text:p/>
            </draw:line>
            <draw:line draw:style-name="gr3" draw:text-style-name="P3" draw:layer="layout" svg:x1="17.448cm" svg:y1="8.025cm" svg:x2="17.625cm" svg:y2="7.8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7.817cm" svg:y="8.146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7.74cm" svg:y="8.266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beta$§svg§600§FALSE§</svg:desc>
            <draw:g>
              <draw:path draw:style-name="gr1" draw:text-style-name="P1" draw:layer="layout" svg:width="0.196cm" svg:height="0.333cm" svg:x="17.149cm" svg:y="6.728cm" svg:viewBox="0 0 197 334" svg:d="M0 0c66 0 131 0 197 0 0 111 0 223 0 334-66 0-131 0-197 0 0-111 0-223 0-334z">
                <text:p/>
              </draw:path>
              <draw:path draw:style-name="gr2" draw:text-style-name="P2" draw:layer="layout" svg:width="0.227cm" svg:height="0.376cm" svg:x="17.14cm" svg:y="6.706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  <text:p/>
              </draw:path>
            </draw:g>
          </draw:g>
          <draw:path draw:style-name="gr3" draw:text-style-name="P3" draw:layer="layout" svg:width="0.537cm" svg:height="0.578cm" draw:transform="rotate (1.30899693899575) translate (16.7651773628013cm 6.51470732389261cm)" svg:viewBox="0 0 538 579" svg:d="M0 0c331 124 538 579 538 579">
            <text:p/>
          </draw:path>
        </draw:g>
        <draw:g>
          <draw:line draw:style-name="gr5" draw:text-style-name="P3" draw:layer="layout" svg:x1="10.531cm" svg:y1="12.818cm" svg:x2="10.531cm" svg:y2="10.0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0.824cm" svg:y="10.9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0.641cm" svg:y="11.1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0.753cm" svg:y1="13.104cm" svg:x2="14.214cm" svg:y2="13.10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2.418cm" svg:y="12.5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2.341cm" svg:y="12.7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10.215cm" svg:y="13.1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10.142cm" svg:y="13.3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10.401cm" svg:y="12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0.02cm" svg:height="0.02cm" svg:x="10.517cm" svg:y="13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0" draw:text-style-name="P3" draw:layer="layout" svg:x1="5.349cm" svg:y1="8.107cm" svg:x2="21.702cm" svg:y2="8.123cm">
            <text:p/>
          </draw:line>
        </draw:g>
        <draw:frame draw:style-name="gr6" draw:text-style-name="P4" draw:layer="layout" svg:width="0.75cm" svg:height="0.878cm" svg:x="9.2cm" svg:y="12.65cm">
          <draw:text-box>
            <text:p><text:span text:style-name="T1">O</text:span></text:p>
          </draw:text-box>
        </draw:frame>
        <draw:frame draw:style-name="gr6" draw:text-style-name="P4" draw:layer="layout" svg:width="0.75cm" svg:height="0.878cm" svg:x="14.3cm" svg:y="12.65cm">
          <draw:text-box>
            <text:p><text:span text:style-name="T1">W</text:span></text:p>
          </draw:text-box>
        </draw:frame>
        <draw:g>
          <draw:line draw:style-name="gr5" draw:text-style-name="P3" draw:layer="layout" svg:x1="1.031cm" svg:y1="11.338cm" svg:x2="1.031cm" svg:y2="8.58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.324cm" svg:y="9.80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.141cm" svg:y="9.92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.353cm" svg:y1="11.624cm" svg:x2="3.914cm" svg:y2="11.62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0.618cm" svg:y="11.61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0.541cm" svg:y="11.73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.515cm" svg:y="11.71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.442cm" svg:y="11.82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0.902cm" svg:y="11.4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0.942cm" svg:y1="11.501cm" svg:x2="1.119cm" svg:y2="11.678cm">
              <text:p/>
            </draw:line>
            <draw:line draw:style-name="gr3" draw:text-style-name="P3" draw:layer="layout" svg:x1="0.942cm" svg:y1="11.678cm" svg:x2="1.119cm" svg:y2="11.501cm">
              <text:p/>
            </draw:line>
          </draw:g>
        </draw:g>
        <draw:line draw:style-name="gr5" draw:text-style-name="P3" draw:layer="layout" svg:x1="17.71cm" svg:y1="7.854cm" svg:x2="19.55cm" svg:y2="6.794cm">
          <text:p/>
        </draw:line>
        <draw:g>
          <svg:title>TexMaths</svg:title>
          <svg:desc>12§latex§$\vec{\Omega}_{\parallel}$§svg§600§TRUE§</svg:desc>
          <draw:g>
            <draw:path draw:style-name="gr2" draw:text-style-name="P2" draw:layer="layout" svg:width="0.184cm" svg:height="0.083cm" svg:x="18.722cm" svg:y="7.386cm" svg:viewBox="0 0 185 84" svg:d="M148 50c-6 5-19 17-19 24 0 5 4 10 8 10s6-4 8-6c6-6 15-18 33-28 4-1 7-3 7-8s-2-7-6-8c-9-8-13-15-16-24-2-4-3-10-9-10s-8 6-8 8c0 3 3 16 9 26-47 0-94 0-141 0-7 0-14 0-14 8s7 8 14 8c45 0 90 0 134 0z">
              <text:p/>
            </draw:path>
            <draw:path draw:style-name="gr2" draw:text-style-name="P2" draw:layer="layout" svg:width="0.264cm" svg:height="0.295cm" svg:x="18.649cm" svg:y="7.496cm" svg:viewBox="0 0 265 296" svg:d="M265 229c-3 0-6 0-9 0-3 11-5 20-9 30-1 7-3 11-27 11-11 0-22 0-34 0 6-24 20-45 38-72 20-30 37-59 37-93 0-58-57-105-127-105-73 0-128 48-128 105 0 34 17 63 36 93 19 27 32 48 38 72-11 0-22 0-33 0-25 0-27-4-28-10-3-11-6-22-8-31-4 0-7 0-11 0 5 22 10 45 14 67 23 0 45 0 67 0 10 0 11 0 11-8 0-30-13-66-23-94-8-24-20-57-20-89 0-67 45-95 84-95 40 0 85 30 85 95 0 32-11 64-24 98-6 17-19 56-19 85 0 8 1 8 10 8 23 0 45 0 67 0 5-22 9-45 13-67z">
              <text:p/>
            </draw:path>
            <draw:path draw:style-name="gr2" draw:text-style-name="P2" draw:layer="layout" svg:width="0.078cm" svg:height="0.294cm" svg:x="18.98cm" svg:y="7.647cm" svg:viewBox="0 0 79 295" svg:d="M14 12c0-5 0-12-7-12s-7 8-7 13c0 90 0 179 0 269 0 6 0 13 7 13s7-7 7-11c0-91 0-181 0-272zM79 13c0-5 0-13-7-13s-7 7-7 12c0 91 0 181 0 272 0 4 0 11 7 11s7-7 7-13c0-90 0-179 0-269z">
              <text:p/>
            </draw:path>
          </draw:g>
        </draw:g>
        <draw:g>
          <svg:title>TexMaths</svg:title>
          <svg:desc>12§latex§$\vec{\Omega}_{\perp}$§svg§600§TRUE§</svg:desc>
          <draw:g>
            <draw:path draw:style-name="gr2" draw:text-style-name="P2" draw:layer="layout" svg:width="0.184cm" svg:height="0.083cm" svg:x="20.021cm" svg:y="6.988cm" svg:viewBox="0 0 185 84" svg:d="M150 50c-6 5-21 17-21 25 0 4 5 9 9 9 3 0 6-4 8-6 5-6 14-18 32-28 4-1 7-3 7-8s-2-6-6-8c-8-6-13-15-16-24-1-4-3-10-9-10s-8 6-8 10c0 1 4 15 10 24-48 0-95 0-142 0-7 0-14 0-14 8s7 8 14 8c45 0 91 0 136 0z">
              <text:p/>
            </draw:path>
            <draw:path draw:style-name="gr2" draw:text-style-name="P2" draw:layer="layout" svg:width="0.265cm" svg:height="0.295cm" svg:x="19.949cm" svg:y="7.098cm" svg:viewBox="0 0 266 296" svg:d="M266 227c-4 0-8 0-11 0-3 12-4 22-7 31-3 8-4 10-29 10-11 0-22 0-34 0 6-23 20-43 39-71 19-29 36-58 36-92 0-58-57-105-127-105-73 0-128 48-128 105 0 34 17 63 37 92 18 28 31 48 37 71-11 0-22 0-34 0-23 0-26-2-27-10-4-9-6-20-8-31-4 0-7 0-10 0 4 23 9 46 13 69 22 0 45 0 67 0 10 0 11 0 11-9 0-30-13-67-23-93-8-24-20-58-20-89 0-67 47-95 84-95 40 0 85 29 85 95 0 31-11 64-23 97-7 18-20 56-20 85 0 9 1 9 10 9 23 0 45 0 67 0 5-23 10-46 15-69z">
              <text:p/>
            </draw:path>
            <draw:path draw:style-name="gr2" draw:text-style-name="P2" draw:layer="layout" svg:width="0.217cm" svg:height="0.204cm" svg:x="20.255cm" svg:y="7.252cm" svg:viewBox="0 0 218 205" svg:d="M116 12c0-5 0-12-7-12s-7 7-7 12c0 59 0 119 0 178-30 0-60 0-90 0-4 0-12 0-12 7 0 8 7 8 12 8 65 0 129 0 194 0 5 0 12 0 12-8 0-7-7-7-12-7-30 0-60 0-90 0 0-59 0-119 0-178z">
              <text:p/>
            </draw:path>
          </draw:g>
        </draw:g>
        <draw:line draw:style-name="gr5" draw:text-style-name="P3" draw:layer="layout" svg:x1="19.567cm" svg:y1="6.875cm" svg:x2="20.267cm" svg:y2="8.095cm">
          <text:p/>
        </draw:line>
        <draw:line draw:style-name="gr3" draw:text-style-name="P3" draw:layer="layout" svg:x1="19.745cm" svg:y1="6.674cm" svg:x2="21.745cm" svg:y2="5.524cm">
          <text:p/>
        </draw:line>
        <draw:custom-shape draw:style-name="gr11" draw:text-style-name="P3" draw:layer="layout" svg:width="13.85cm" svg:height="1.75cm" svg:x="4.3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1.23cm" svg:y1="11.56cm" svg:x2="10.78cm" svg:y2="12.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22T23:14:17.723931766</dc:date>
    <meta:editing-duration>PT8H20M5S</meta:editing-duration>
    <meta:editing-cycles>43</meta:editing-cycles>
    <meta:generator>LibreOffice/7.3.7.2$Linux_X86_64 LibreOffice_project/30$Build-2</meta:generator>
    <meta:document-statistic meta:object-count="122"/>
  </office:meta>
</office:document-meta>
</file>